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Times New Roman" fo:font-size="12pt" officeooo:rsid="000f6b87" officeooo:paragraph-rsid="000f6b87" style:font-size-asian="12pt" style:font-size-complex="12pt"/>
    </style:style>
    <style:style style:name="P2" style:family="paragraph" style:parent-style-name="Standard">
      <style:text-properties style:font-name="Times New Roman" fo:font-size="12pt" officeooo:rsid="000f6b87" officeooo:paragraph-rsid="001092e2" style:font-size-asian="12pt" style:font-size-complex="12pt"/>
    </style:style>
    <style:style style:name="P3" style:family="paragraph" style:parent-style-name="Standard">
      <style:text-properties style:font-name="Times New Roman" fo:font-size="12pt" officeooo:rsid="001092e2" officeooo:paragraph-rsid="001092e2" style:font-size-asian="12pt" style:font-size-complex="12pt"/>
    </style:style>
    <style:style style:name="P4" style:family="paragraph" style:parent-style-name="Standard">
      <style:text-properties style:font-name="Times New Roman" fo:font-size="12pt" officeooo:paragraph-rsid="0015fb12" style:font-size-asian="12pt" style:font-size-complex="12pt"/>
    </style:style>
    <style:style style:name="P5" style:family="paragraph" style:parent-style-name="Standard">
      <style:text-properties style:font-name="Times New Roman" fo:font-size="12pt" style:text-underline-style="none" officeooo:rsid="001092e2" officeooo:paragraph-rsid="001092e2" style:font-size-asian="12pt" style:font-size-complex="12pt"/>
    </style:style>
    <style:style style:name="P6" style:family="paragraph" style:parent-style-name="Standard">
      <style:text-properties style:font-name="Times New Roman" fo:font-size="12pt" style:text-underline-style="none" officeooo:rsid="0015fb12" officeooo:paragraph-rsid="0015fb12" style:font-size-asian="12pt" style:font-size-complex="12pt"/>
    </style:style>
    <style:style style:name="P7" style:family="paragraph" style:parent-style-name="Standard">
      <style:paragraph-properties fo:text-align="center" style:justify-single-word="false"/>
      <style:text-properties style:font-name="Times New Roman" fo:font-size="12pt" style:text-underline-style="solid" style:text-underline-width="auto" style:text-underline-color="font-color" fo:font-weight="bold" officeooo:rsid="000f6b87" officeooo:paragraph-rsid="000f6b87" style:font-size-asian="12pt" style:font-weight-asian="bold" style:font-size-complex="12pt" style:font-weight-complex="bold"/>
    </style:style>
    <style:style style:name="P8" style:family="paragraph" style:parent-style-name="Standard">
      <style:text-properties style:font-name="Times New Roman" fo:font-size="12pt" fo:font-weight="bold" officeooo:rsid="001092e2" officeooo:paragraph-rsid="001092e2" style:font-size-asian="12pt" style:font-weight-asian="bold" style:font-size-complex="12pt" style:font-weight-complex="bold"/>
    </style:style>
    <style:style style:name="P9" style:family="paragraph" style:parent-style-name="Standard">
      <style:text-properties style:font-name="Times New Roman" fo:font-size="12pt" fo:font-weight="bold" officeooo:rsid="000f6b87" officeooo:paragraph-rsid="000f6b87" style:font-size-asian="12pt" style:font-weight-asian="bold" style:font-size-complex="12pt" style:font-weight-complex="bold"/>
    </style:style>
    <style:style style:name="P10" style:family="paragraph" style:parent-style-name="Preformatted_20_Text">
      <style:text-properties style:font-name="Times New Roman" fo:font-size="12pt" officeooo:rsid="000f6b87" officeooo:paragraph-rsid="000f6b87" style:font-size-asian="12pt" style:font-size-complex="12pt"/>
    </style:style>
    <style:style style:name="P11" style:family="paragraph" style:parent-style-name="Preformatted_20_Text">
      <style:text-properties style:font-name="Times New Roman" fo:font-size="12pt" officeooo:paragraph-rsid="000f6b87" style:font-size-asian="12pt" style:font-size-complex="12pt"/>
    </style:style>
    <style:style style:name="P12" style:family="paragraph" style:parent-style-name="Preformatted_20_Text">
      <style:paragraph-properties fo:margin-top="0cm" fo:margin-bottom="0.499cm" loext:contextual-spacing="false"/>
      <style:text-properties style:font-name="Times New Roman" fo:font-size="12pt" officeooo:paragraph-rsid="000f6b87" style:font-size-asian="12pt" style:font-size-complex="12pt"/>
    </style:style>
    <style:style style:name="P13" style:family="paragraph" style:parent-style-name="Preformatted_20_Text">
      <style:paragraph-properties fo:margin-top="0cm" fo:margin-bottom="0cm" loext:contextual-spacing="false" fo:line-height="100%"/>
      <style:text-properties style:font-name="Times New Roman" fo:font-size="12pt" style:font-size-asian="12pt" style:font-size-complex="12pt"/>
    </style:style>
    <style:style style:name="P14" style:family="paragraph" style:parent-style-name="Preformatted_20_Text">
      <style:paragraph-properties fo:margin-top="0cm" fo:margin-bottom="0cm" loext:contextual-spacing="false" fo:line-height="100%"/>
      <style:text-properties style:font-name="Times New Roman" fo:font-size="12pt" officeooo:paragraph-rsid="0015fb12" style:font-size-asian="12pt" style:font-size-complex="12pt"/>
    </style:style>
    <style:style style:name="P15" style:family="paragraph" style:parent-style-name="Text_20_body">
      <style:paragraph-properties fo:margin-top="0cm" fo:margin-bottom="0cm" loext:contextual-spacing="false" fo:line-height="100%"/>
      <style:text-properties style:font-name="Times New Roman" fo:font-size="12pt" officeooo:rsid="001092e2" officeooo:paragraph-rsid="001092e2" style:font-size-asian="12pt" style:font-size-complex="12pt"/>
    </style:style>
    <style:style style:name="P16" style:family="paragraph" style:parent-style-name="Text_20_body">
      <style:paragraph-properties fo:margin-top="0cm" fo:margin-bottom="0cm" loext:contextual-spacing="false" fo:line-height="100%"/>
      <style:text-properties style:font-name="Times New Roman" fo:font-size="12pt" officeooo:rsid="001092e2" officeooo:paragraph-rsid="00149744" style:font-size-asian="12pt" style:font-size-complex="12pt"/>
    </style:style>
    <style:style style:name="P17" style:family="paragraph" style:parent-style-name="Standard">
      <style:paragraph-properties fo:margin-top="0cm" fo:margin-bottom="0cm" loext:contextual-spacing="false" fo:line-height="100%"/>
      <style:text-properties style:font-name="Times New Roman" fo:font-size="12pt" officeooo:rsid="001092e2" officeooo:paragraph-rsid="001092e2" style:font-size-asian="12pt" style:font-size-complex="12pt"/>
    </style:style>
    <style:style style:name="P18" style:family="paragraph" style:parent-style-name="Standard">
      <style:text-properties style:font-name="Times New Roman" fo:font-size="12pt" style:text-underline-style="solid" style:text-underline-width="auto" style:text-underline-color="font-color" fo:font-weight="bold" officeooo:rsid="0015fb12" officeooo:paragraph-rsid="0015fb12" style:font-size-asian="12pt" style:font-weight-asian="bold" style:font-size-complex="12pt" style:font-weight-complex="bold"/>
    </style:style>
    <style:style style:name="T1" style:family="text">
      <style:text-properties officeooo:rsid="000f6b87"/>
    </style:style>
    <style:style style:name="T2" style:family="text">
      <style:text-properties fo:color="#c20cb9" fo:font-weight="bold"/>
    </style:style>
    <style:style style:name="T3" style:family="text">
      <style:text-properties fo:color="#c20cb9" fo:font-weight="bold" officeooo:rsid="000f6b87"/>
    </style:style>
    <style:style style:name="T4" style:family="text">
      <style:text-properties fo:color="#666666" fo:font-style="italic"/>
    </style:style>
    <style:style style:name="T5" style:family="text">
      <style:text-properties fo:color="#666666" fo:font-style="italic" officeooo:rsid="000f6b87"/>
    </style:style>
    <style:style style:name="T6" style:family="text">
      <style:text-properties fo:color="#666666" fo:font-style="normal" officeooo:rsid="000f6b87" style:font-style-asian="normal" style:font-style-complex="normal"/>
    </style:style>
    <style:style style:name="T7" style:family="text">
      <style:text-properties fo:font-style="italic" style:font-style-asian="italic" style:font-style-complex="italic"/>
    </style:style>
    <style:style style:name="T8" style:family="text">
      <style:text-properties officeooo:rsid="001092e2"/>
    </style:style>
    <style:style style:name="T9" style:family="text">
      <style:text-properties style:text-underline-style="solid" style:text-underline-width="auto" style:text-underline-color="font-color"/>
    </style:style>
    <style:style style:name="T10" style:family="text">
      <style:text-properties style:text-underline-style="solid" style:text-underline-width="auto" style:text-underline-color="font-color" officeooo:rsid="001092e2"/>
    </style:style>
    <style:style style:name="T11" style:family="text">
      <style:text-properties style:text-underline-style="solid" style:text-underline-width="auto" style:text-underline-color="font-color" officeooo:rsid="0015fb12"/>
    </style:style>
    <style:style style:name="T12" style:family="text">
      <style:text-properties officeooo:rsid="00149744"/>
    </style:style>
    <style:style style:name="T13" style:family="text">
      <style:text-properties officeooo:rsid="0015fb12"/>
    </style:style>
    <style:style style:name="T14" style:family="text">
      <style:text-properties style:font-name="Times New Roman"/>
    </style:style>
    <style:style style:name="T15" style:family="text">
      <style:text-properties style:font-name="Times New Roman" fo:font-weight="normal" style:font-weight-asian="normal" style:font-weight-complex="normal"/>
    </style:style>
    <style:style style:name="T16" style:family="text">
      <style:text-properties style:font-name="Times New Roman" fo:font-weight="normal" officeooo:rsid="0015fb12" style:font-weight-asian="normal" style:font-weight-complex="normal"/>
    </style:style>
    <style:style style:name="T17" style:family="text">
      <style:text-properties style:text-underline-style="none" officeooo:rsid="0015fb1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Installing and using SRA Toolkit from ncbi</text:p>
      <text:p text:style-name="P9"><text:span text:style-name="T10">I. </text:span><text:span text:style-name="T9">Install</text:span><text:span text:style-name="T11">ation</text:span>:</text:p>
      <text:p text:style-name="P10">1. $sudo apt-get install sra-toolkit</text:p>
      <text:p text:style-name="P1">BUT, this will install in /usr/bin/. I want to install in /rdsi/sw/local2/ for conserving space in NeTAR</text:p>
      <text:p text:style-name="P1"/>
      <text:p text:style-name="P1">2. This can be done as follows:</text:p>
      <text:p text:style-name="P1"><text:span text:style-name="T14">2.1 Go to <text:s/></text:span><text:a xlink:type="simple" xlink:href="https://trace.ncbi.nlm.nih.gov/Traces/sra/sra.cgi?view=software" text:style-name="Internet_20_link" text:visited-style-name="Visited_20_Internet_20_Link"><text:span text:style-name="T14">https://trace.ncbi.nlm.nih.gov/Traces/sra/sra.cgi?view=software</text:span></text:a><text:span text:style-name="T14"> and check the latest ver.</text:span></text:p>
      <text:p text:style-name="P1"><text:s/></text:p>
      <text:p text:style-name="P11"><text:span text:style-name="T6">2.2</text:span><text:span text:style-name="T5"> #Download the file for ubuntu system</text:span></text:p>
      <text:p text:style-name="P1"><text:tab/>$wget https://ftp-trace.ncbi.nlm.nih.gov/sra/sdk/2.8.2-1/sratoolkit.2.8.2-1-ubuntu64.tar.gz</text:p>
      <text:p text:style-name="P11"/>
      <text:p text:style-name="P11"><text:span text:style-name="T1">2.2 </text:span><text:span text:style-name="T4"># Unzip the archive</text:span></text:p>
      <text:p text:style-name="P12"><text:span text:style-name="T2"><text:tab/></text:span><text:span text:style-name="T3">$</text:span><text:span text:style-name="T2">tar</text:span> -xzvf <text:span text:style-name="T1">sratoolkit.2.8.2-1-ubuntu64.tar.gz</text:span></text:p>
      <text:p text:style-name="P1">2.3 <text:span text:style-name="T7"># Enter path in .bashrc</text:span></text:p>
      <text:p text:style-name="P2"><text:tab/>export PATH=$PATH:/rdsi/sw/local2/ sratoolkit.2.8.2-1-ubuntu64/<text:span text:style-name="T8">bin</text:span></text:p>
      <text:p text:style-name="P2"/>
      <text:p text:style-name="P18">II. Configuration</text:p>
      <text:p text:style-name="P6">1. go to the installation directory - <text:span text:style-name="T1">rdsi/sw/local2/ sratoolkit.2.8.2-1-ubuntu64/bin</text:span></text:p>
      <text:p text:style-name="P6"/>
      <text:p text:style-name="P4"><text:span text:style-name="T17">2. <text:s/>T</text:span>he toolkit needs sufficient free space <text:span text:style-name="T13">as g</text:span>enomics datasets are quite large; you may need 100's of GB of free space. This is the primary concern when choosing the Workspace Location. Do you have enough free space there for what you intend to do? <text:span text:style-name="T13">To set up the storage path, do the following:</text:span></text:p>
      <text:p text:style-name="P5"><text:span text:style-name="Strong_20_Emphasis"><text:span text:style-name="T16"/></text:span></text:p>
      <text:p text:style-name="P5"><text:span text:style-name="Strong_20_Emphasis"><text:span text:style-name="T16">$</text:span></text:span><text:span text:style-name="Strong_20_Emphasis"><text:span text:style-name="T15">./vdb-config -i</text:span></text:span></text:p>
      <text:p text:style-name="P5"><text:span text:style-name="Strong_20_Emphasis"><text:span text:style-name="T15"><text:tab/></text:span></text:span><text:span text:style-name="Strong_20_Emphasis"><text:span text:style-name="T16">Use the tab to move the cursor (in red) to move around </text:span></text:span></text:p>
      <text:p text:style-name="P5"><text:span text:style-name="Strong_20_Emphasis"><text:span text:style-name="T16"><text:tab/>Use space or enter</text:span></text:span></text:p>
      <text:p text:style-name="P6">(see <text:a xlink:type="simple" xlink:href="https://ncbi.github.io/sra-tools/install_config.html" text:style-name="Internet_20_link" text:visited-style-name="Visited_20_Internet_20_Link">https://ncbi.github.io/sra-tools/install_config.html</text:a> for details)</text:p>
      <text:p text:style-name="P5"/>
      <text:p text:style-name="P8"><text:span text:style-name="T9">II. Usage</text:span>:</text:p>
      <text:p text:style-name="P15"><text:span text:style-name="T12">1. </text:span>Determine the SRR number and then download the data at the command-line with:</text:p>
      <text:p text:style-name="P14"><text:tab/><text:span text:style-name="T12">$</text:span>prefetch -v <text:span text:style-name="T13">SRR2132206</text:span></text:p>
      <text:p text:style-name="P16">Note where the sra file is downloaded (by default to /home/[USER]/ncbi/public/sra/.) </text:p>
      <text:p text:style-name="P16"/>
      <text:p text:style-name="P16"><text:span text:style-name="T12">2. C</text:span>onvert to fastq with something like the following.</text:p>
      <text:p text:style-name="P13"><text:span text:style-name="T12"><text:tab/>$</text:span>fastq-dump --outdir /opt/fastq/ --split-files /home/[USER]/ncbi/public/sra/SRR925811.sra</text:p>
      <text:p text:style-name="P17"/>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9T20:51:11.916287475</meta:creation-date>
    <dc:date>2017-10-21T23:30:10.288062676</dc:date>
    <meta:editing-duration>PT23H23M41S</meta:editing-duration>
    <meta:editing-cycles>3</meta:editing-cycles>
    <meta:generator>LibreOffice/6.0.7.3$Linux_X86_64 LibreOffice_project/00m0$Build-3</meta:generator>
    <meta:document-statistic meta:table-count="0" meta:image-count="0" meta:object-count="0" meta:page-count="1" meta:paragraph-count="26" meta:word-count="206" meta:character-count="1527" meta:non-whitespace-character-count="1336"/>
  </office:meta>
</office:document-meta>
</file>